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3e5eb9" draw:stroke="none" fo:margin="1.000000000000000pt" style:wrap="biggest" style:wrap-dynamic-threshold="0.000000000000000pt" svg:fill-rule="evenodd"/>
    </style:style>
    <style:style style:name="gr3" style:family="graphic">
      <style:graphic-properties draw:fill="solid" draw:fill-color="#ffd900" draw:stroke="none" fo:margin="1.000000000000000pt" style:wrap="biggest" style:wrap-dynamic-threshold="0.000000000000000pt" svg:fill-rule="evenodd"/>
    </style:style>
    <style:style style:name="gr4" style:family="graphic">
      <style:graphic-properties draw:fill="solid" draw:fill-color="#b10c0c" draw:stroke="none" fo:margin="1.000000000000000pt" style:wrap="biggest" style:wrap-dynamic-threshold="0.000000000000000pt" svg:fill-rule="evenodd"/>
    </style:style>
    <style:style style:name="gr5" style:family="graphic">
      <style:graphic-properties draw:fill="solid" draw:fill-color="#ffd900" draw:stroke="solid" draw:stroke-linejoin="miter" fo:margin="1.000000000000000pt" style:wrap="biggest" style:wrap-dynamic-threshold="0.000000000000000pt" svg:fill-rule="evenodd" svg:stroke-color="#000000" svg:stroke-opacity="1" svg:stroke-width="0.269927408000000pt"/>
    </style:style>
    <style:style style:name="gr6" style:family="graphic">
      <style:graphic-properties draw:fill="solid" draw:fill-color="#ffffff" draw:stroke="solid" draw:stroke-linejoin="miter" fo:margin="1.000000000000000pt" style:wrap="biggest" style:wrap-dynamic-threshold="0.000000000000000pt" svg:fill-rule="evenodd" svg:stroke-color="#000000" svg:stroke-opacity="1" svg:stroke-width="3.131104088000000pt"/>
    </style:style>
    <style:style style:name="gr7" style:family="graphic">
      <style:graphic-properties draw:fill="solid" draw:fill-color="#ffd900" draw:stroke="solid" draw:stroke-linejoin="miter" fo:margin="1.000000000000000pt" style:wrap="biggest" style:wrap-dynamic-threshold="0.000000000000000pt" svg:fill-rule="evenodd" svg:stroke-color="#000000" svg:stroke-opacity="1" svg:stroke-width="1.000000000000000pt"/>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1.999975968000000pt"/>
    </style:style>
    <style:style style:name="gr9" style:family="graphic">
      <style:graphic-properties draw:fill="solid" draw:fill-color="#3d5da7" draw:stroke="solid" draw:stroke-linejoin="miter" fo:margin="1.000000000000000pt" style:wrap="biggest" style:wrap-dynamic-threshold="0.000000000000000pt" svg:fill-rule="evenodd" svg:stroke-color="#000000" svg:stroke-opacity="1" svg:stroke-width="1.000000000000000pt"/>
    </style:style>
    <style:style style:name="gr10" style:family="graphic">
      <style:graphic-properties draw:fill="solid" draw:fill-color="#a70000" draw:stroke="none" fo:margin="1.000000000000000pt" style:wrap="biggest" style:wrap-dynamic-threshold="0.000000000000000pt" svg:fill-rule="evenodd"/>
    </style:style>
    <style:style style:name="gr11" style:family="graphic">
      <style:graphic-properties draw:fill="solid" draw:fill-color="#ffffff" draw:stroke="solid" draw:stroke-linejoin="miter" fo:margin="1.000000000000000pt" style:wrap="biggest" style:wrap-dynamic-threshold="0.000000000000000pt" svg:fill-rule="evenodd" svg:stroke-color="#000000" svg:stroke-opacity="1" svg:stroke-width="1.581136032000000pt"/>
    </style:style>
    <style:style style:name="gr12" style:family="graphic">
      <style:graphic-properties draw:fill="solid" draw:fill-color="#000000" draw:stroke="none" fo:margin="1.000000000000000pt" style:wrap="biggest" style:wrap-dynamic-threshold="0.000000000000000pt" svg:fill-rule="evenodd"/>
    </style:style>
    <style:style style:name="gr13" style:family="graphic">
      <style:graphic-properties draw:fill="solid" draw:fill-color="#ffffff"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85" draw:layer="" svg:width="150.00000000000pt" svg:height="100.00000000000pt"/>
          <draw:rect draw:style-name="gr3" draw:id="shape3" draw:name="rect966" draw:layer="" svg:width="150.00000000000pt" svg:height="64.28571760000pt" svg:x="0.00000000000pt" svg:y="17.85712880000pt"/>
          <draw:rect draw:style-name="gr4" draw:id="shape4" draw:name="rect967" draw:layer="" svg:width="150.00000000000pt" svg:height="50.00000320000pt" svg:x="0.00000000000pt" svg:y="25.00000000000pt"/>
          <draw:rect draw:style-name="gr5" draw:id="shape5" draw:name="rect969" draw:layer="" svg:width="121.42856800000pt" svg:height="2.14285720000pt" svg:x="14.95333440000pt" svg:y="48.92861360000pt" svg:rx="1.05590112000pt" svg:ry="1.07142860000pt"/>
          <draw:g draw:style-name="gr1" draw:id="shape6" draw:name="g978" svg:y="38.40408511439pt">
            <draw:path draw:style-name="gr6" draw:id="shape7" draw:name="path971" draw:layer="" svg:width="141.46490504789pt" svg:height="56.38725564632pt" draw:transform="matrix(0.08567485618 0.00000000000 0.00000000000 0.07559574297 117.14279126924pt 38.57145597417pt)" svg:viewBox="0 0 141 56" svg:d="M70.7329 0L0 28.1936L70.7329 56.3873L141.465 28.1936Z" koffice:nodeTypes="ccccc"/>
            <draw:rect draw:style-name="gr7" draw:id="shape8" draw:name="rect968" draw:layer="" svg:width="354.33076000000pt" svg:height="5.66927528000pt" draw:transform="matrix(0.25198413000 0.00000000000 0.00000000000 0.25198413000 30.71424750469pt 40.00002426112pt)" svg:rx="3.08113864000pt" svg:ry="2.83463764000pt"/>
            <draw:path draw:style-name="gr8" draw:id="shape9" draw:name="path975" draw:layer="" svg:width="5.36193066667pt" svg:height="11.68885969455pt" draw:transform="matrix(-0.12599483683 0.00000000000 0.00000000000 0.12599231698 118.57177997216pt 39.99997703869pt)" svg:viewBox="0 0 5 12" svg:d="M5.36193 11.6889C2.68475 11.6889 0 8.76623 0 5.84443C0 2.92263 2.68475 0 5.36193 0" koffice:nodeTypes="ccc"/>
            <draw:path draw:style-name="gr8" draw:id="shape10" draw:name="path976" draw:layer="" svg:width="5.36193066667pt" svg:height="11.68885969455pt" draw:transform="matrix(-0.12599483683 0.00000000000 0.00000000000 0.12599231698 117.85755615409pt 39.99994680060pt)" svg:viewBox="0 0 5 12" svg:d="M5.36193 11.6889C2.68475 11.6889 0 8.76623 0 5.84443C0 2.92263 2.68475 0 5.36193 0" koffice:nodeTypes="ccc"/>
            <draw:path draw:style-name="gr8" draw:id="shape11" draw:name="path977" draw:layer="" svg:width="5.36193066667pt" svg:height="11.68885969455pt" draw:transform="matrix(-0.12599483683 0.00000000000 0.00000000000 0.12599231698 117.14313074871pt 40.00003146726pt)" svg:viewBox="0 0 5 12" svg:d="M5.36193 11.6889C2.68475 11.6889 0 8.76623 0 5.84443C0 2.92263 2.68475 0 5.36193 0" koffice:nodeTypes="ccc"/>
          </draw:g>
          <draw:g draw:style-name="gr1" draw:id="shape12" draw:name="g984" svg:y="42.68977310639pt">
            <draw:path draw:style-name="gr6" draw:id="shape13" draw:name="path985" draw:layer="" svg:width="141.46490504789pt" svg:height="56.38725564632pt" draw:transform="matrix(0.08567485618 0.00000000000 0.00000000000 0.07559574297 111.42851926924pt 42.85714396617pt)" svg:viewBox="0 0 141 56" svg:d="M70.7329 0L0 28.1936L70.7329 56.3873L141.465 28.1936Z" koffice:nodeTypes="ccccc"/>
            <draw:rect draw:style-name="gr7" draw:id="shape14" draw:name="rect986" draw:layer="" svg:width="354.33076000000pt" svg:height="5.66927528000pt" draw:transform="matrix(0.25198413000 0.00000000000 0.00000000000 0.25198413000 24.99997550469pt 44.28571225312pt)" svg:rx="3.08113864000pt" svg:ry="2.83463764000pt"/>
            <draw:path draw:style-name="gr8" draw:id="shape15" draw:name="path987" draw:layer="" svg:width="5.36193066667pt" svg:height="11.68885969455pt" draw:transform="matrix(-0.12599483683 0.00000000000 0.00000000000 0.12599231698 112.85750797216pt 44.28566503069pt)" svg:viewBox="0 0 5 12" svg:d="M5.36193 11.6889C2.68475 11.6889 0 8.76623 0 5.84443C0 2.92263 2.68475 0 5.36193 0" koffice:nodeTypes="ccc"/>
            <draw:path draw:style-name="gr8" draw:id="shape16" draw:name="path988" draw:layer="" svg:width="5.36193066667pt" svg:height="11.68885969455pt" draw:transform="matrix(-0.12599483683 0.00000000000 0.00000000000 0.12599231698 112.14328415409pt 44.28563479260pt)" svg:viewBox="0 0 5 12" svg:d="M5.36193 11.6889C2.68475 11.6889 0 8.76623 0 5.84443C0 2.92263 2.68475 0 5.36193 0" koffice:nodeTypes="ccc"/>
            <draw:path draw:style-name="gr8" draw:id="shape17" draw:name="path989" draw:layer="" svg:width="5.36193066667pt" svg:height="11.68885969455pt" draw:transform="matrix(-0.12599483683 0.00000000000 0.00000000000 0.12599231698 111.42885874871pt 44.28571945926pt)" svg:viewBox="0 0 5 12" svg:d="M5.36193 11.6889C2.68475 11.6889 0 8.76623 0 5.84443C0 2.92263 2.68475 0 5.36193 0" koffice:nodeTypes="ccc"/>
          </draw:g>
          <draw:g draw:style-name="gr1" draw:id="shape18" draw:name="g943" svg:y="49.01609244592pt">
            <draw:path draw:style-name="gr9" draw:id="shape19" draw:name="path925" draw:layer="" svg:width="53.65320028981pt" svg:height="74.86149440511pt" draw:transform="matrix(0.24277816230 0.00000000000 0.00000000000 0.18827654064 122.01072686988pt 49.14922406454pt)" svg:viewBox="0 0 54 75" svg:d="M24.1603 0C19.6761 9.94426 27.6013 -3.30698 46.9386 13.3402C50.5221 16.433 53.6532 24.6019 53.6532 30.2659C52.7436 29.4867 52.0683 27.7527 51.0662 26.6275C49.6632 28.428 52.4056 36.6795 52.8064 40.5804C49.7832 38.4138 50.0745 37.3883 49.07 34.7265C49.2704 37.9441 48.5508 46.8078 49.7534 50.2213C47.3708 49.3503 47.5286 46.894 46.2842 46.4007C47.131 50.2643 45.5469 54.4684 45.9671 58.8114C44.5746 57.0465 43.0911 55.6643 42.4448 54.9518C42.3361 57.0204 39.7668 62.4555 39.7081 64.4108C38.5264 63.4968 38.2061 62.0717 38.0089 61.1126C36.5407 63.4748 31.3216 72.1998 30.9868 74.8615C26.9654 70.3144 16.665 59.2402 15.324 53.3622C14.1383 56.6991 12.4231 57.8244 9.03195 60.2612C7.69177 50.945 2.68037 40.4746 5.36073 32.4894C3.46194 33.9311 1.89799 35.3728 0 37.1474C1.79818 23.6558 10.9694 7.83527 24.1603 0Z" koffice:nodeTypes="cccccccccccccccccc"/>
            <draw:path draw:style-name="gr10" draw:id="shape20" draw:name="path938" draw:layer="" svg:width="62.55322864516pt" svg:height="7.24513277023pt" draw:transform="matrix(-0.03262667183 0.05633268894 -0.11574468591 -0.03070817289 126.64521464272pt 55.13717426075pt)" svg:viewBox="0 0 63 7" svg:d="M62.5532 6.65547C46.8316 7.15993 40.7325 5.38772 30.6076 5.70466C12.7983 6.24428 0 9.06155 0 5.3878C0 1.71396 6.43331 0 24.2523 0C42.0705 0 46.4965 1.08009 62.5532 6.65547Z" koffice:nodeTypes="ccccc"/>
            <draw:path draw:style-name="gr10" draw:id="shape21" draw:name="path939" draw:layer="" svg:width="62.55322864516pt" svg:height="7.24513277023pt" draw:transform="matrix(0.00007018573 0.04401160863 -0.10670308683 0.00979470802 127.58396963283pt 57.76009969977pt)" svg:viewBox="0 0 63 7" svg:d="M62.5532 6.65547C46.8316 7.15993 40.7325 5.38772 30.6076 5.70466C12.7983 6.24428 0 9.06155 0 5.3878C0 1.71396 6.43331 0 24.2523 0C42.0705 0 46.4965 1.08009 62.5532 6.65547Z" koffice:nodeTypes="ccccc"/>
            <draw:path draw:style-name="gr10" draw:id="shape22" draw:name="path940" draw:layer="" svg:width="62.55322864516pt" svg:height="7.24513277023pt" draw:transform="matrix(0.00815220895 0.06185096077 -0.09889812114 0.02564489048 129.33191986775pt 57.87893526260pt)" svg:viewBox="0 0 63 7" svg:d="M62.5532 6.65547C46.8316 7.15993 40.7325 5.38772 30.6076 5.70466C12.7983 6.24428 0 9.06155 0 5.3878C0 1.71396 6.43331 0 24.2523 0C42.0705 0 46.4965 1.08009 62.5532 6.65547Z" koffice:nodeTypes="ccccc"/>
            <draw:path draw:style-name="gr10" draw:id="shape23" draw:name="path941" draw:layer="" svg:width="62.55322864516pt" svg:height="7.24513277023pt" draw:transform="matrix(0.03777557640 0.02505604580 0.05328396847 -0.06632918909 128.82016150809pt 54.12524928137pt)" svg:viewBox="0 0 63 7" svg:d="M62.5532 6.65547C46.8316 7.15993 40.7325 5.38772 30.6076 5.70466C12.7983 6.24428 0 9.06155 0 5.3878C0 1.71396 6.43331 0 24.2523 0C42.0705 0 46.4965 1.08009 62.5532 6.65547Z" koffice:nodeTypes="ccccc"/>
            <draw:path draw:style-name="gr10" draw:id="shape24" draw:name="path942" draw:layer="" svg:width="62.55322864516pt" svg:height="7.24513277023pt" draw:transform="matrix(0.02218875965 0.03801406391 0.09533445649 -0.04002686792 129.09951249476pt 56.30375227838pt)" svg:viewBox="0 0 63 7" svg:d="M62.5532 6.65547C46.8316 7.15993 40.7325 5.38772 30.6076 5.70466C12.7983 6.24428 0 9.06155 0 5.3878C0 1.71396 6.43331 0 24.2523 0C42.0705 0 46.4965 1.08009 62.5532 6.65547Z" koffice:nodeTypes="ccccc"/>
          </draw:g>
          <draw:g draw:style-name="gr1" draw:id="shape25" draw:name="g950" svg:y="49.39108302398pt">
            <draw:path draw:style-name="gr9" draw:id="shape26" draw:name="path926" draw:layer="" svg:width="44.32236877264pt" svg:height="50.55935593412pt" draw:transform="matrix(0.27763941015 0.00000000000 0.00000000000 0.25622992249 16.01814672102pt 49.57226493972pt)" svg:viewBox="0 0 44 51" svg:d="M15.1014 5.37511C14.883 3.25449 15.3046 3.00095 14.0913 1.40127C15.8578 2.19573 15.9252 4.30759 18.073 2.80859C18.8623 2.36962 19.206 2.35568 18.2473 0C20.4874 0.111595 27.8238 2.816 28.9984 2.87884C32.0833 3.03098 37.7142 -0.604651 41.6228 3.86591C45.3741 7.94219 44.1215 12.1733 44.1215 17.818C42.6145 17.0416 43.3403 16.6593 41.7409 14.6405C42.9404 19.5751 41.6766 28.4715 41.6766 33.7048C41.0608 32.4428 41.1515 32.9909 40.5493 31.684C38.9499 36.4609 37.0325 37.4438 37.0325 43.0886C36.4552 40.8749 37.0124 41.3428 36.3701 40.1784C34.8156 43.8045 24.3864 46.9041 28.4051 50.5594C24.7775 48.2734 23.1869 48.5132 21.5417 46.4572C20.8335 46.9488 20.2698 47.8792 19.6114 49.1549C13.2338 46.001 15.5141 39.1977 10.5175 34.6531C9.65277 36.5585 10.047 36.2818 9.1124 39.3832C8.10071 35.0758 7.82451 32.3385 6.68676 29.1722C5.70478 30.9275 5.79311 30.2546 4.01061 32.9073C3.27353 27.6603 2.07315 26.4219 2.54768 22.9499C0.653581 24.3868 1.8933 23.8048 0 25.5733C1.79374 12.1278 9.54196 2.19294 15.1014 5.37511Z" koffice:nodeTypes="cccccccccccccccccccccc"/>
            <draw:path draw:style-name="gr10" draw:id="shape27" draw:name="path928" draw:layer="" svg:width="62.55322864516pt" svg:height="7.24513277023pt" draw:transform="matrix(-0.03286246417 0.06982634461 -0.11289900606 -0.03981840204 20.86171754281pt 52.53238289072pt)" svg:viewBox="0 0 63 7" svg:d="M62.5532 6.65547C46.8316 7.15993 40.7325 5.38772 30.6076 5.70466C12.7983 6.24428 0 9.06155 0 5.3878C0 1.71396 6.43331 0 24.2523 0C42.0705 0 46.4965 1.08009 62.5532 6.65547Z" koffice:nodeTypes="ccccc"/>
            <draw:path draw:style-name="gr10" draw:id="shape28" draw:name="path929" draw:layer="" svg:width="62.55322864516pt" svg:height="7.24513277023pt" draw:transform="matrix(-0.01519123502 0.06342596193 -0.10490384421 -0.01147044875 21.42630550904pt 55.51998141183pt)" svg:viewBox="0 0 63 7" svg:d="M62.5532 6.65547C46.8316 7.15993 40.7325 5.38772 30.6076 5.70466C12.7983 6.24428 0 9.06155 0 5.3878C0 1.71396 6.43331 0 24.2523 0C42.0705 0 46.4965 1.08009 62.5532 6.65547Z" koffice:nodeTypes="ccccc"/>
            <draw:path draw:style-name="gr10" draw:id="shape29" draw:name="path930" draw:layer="" svg:width="62.55322864516pt" svg:height="7.24513277023pt" draw:transform="matrix(-0.00667032227 0.06190449940 -0.10006448183 0.00114590594 22.92033203087pt 57.46409904506pt)" svg:viewBox="0 0 63 7" svg:d="M62.5532 6.65547C46.8316 7.15993 40.7325 5.38772 30.6076 5.70466C12.7983 6.24428 0 9.06155 0 5.3878C0 1.71396 6.43331 0 24.2523 0C42.0705 0 46.4965 1.08009 62.5532 6.65547Z" koffice:nodeTypes="ccccc"/>
            <draw:path draw:style-name="gr10" draw:id="shape30" draw:name="path931" draw:layer="" svg:width="62.55322864516pt" svg:height="7.24513277023pt" draw:transform="matrix(0.05700497134 0.05102332856 0.08856862755 -0.08197167616 22.05606200292pt 52.39119230656pt)" svg:viewBox="0 0 63 7" svg:d="M62.5532 6.65547C46.8316 7.15993 40.7325 5.38772 30.6076 5.70466C12.7983 6.24428 0 9.06155 0 5.3878C0 1.71396 6.43331 0 24.2523 0C42.0705 0 46.4965 1.08009 62.5532 6.65547Z" koffice:nodeTypes="ccccc"/>
            <draw:path draw:style-name="gr10" draw:id="shape31" draw:name="path932" draw:layer="" svg:width="62.55322864516pt" svg:height="7.24513277023pt" draw:transform="matrix(0.03829709910 0.05223451537 0.09208688237 -0.05268704021 22.68257215731pt 55.36582879955pt)" svg:viewBox="0 0 63 7" svg:d="M62.5532 6.65547C46.8316 7.15993 40.7325 5.38772 30.6076 5.70466C12.7983 6.24428 0 9.06155 0 5.3878C0 1.71396 6.43331 0 24.2523 0C42.0705 0 46.4965 1.08009 62.5532 6.65547Z" koffice:nodeTypes="ccccc"/>
          </draw:g>
          <draw:g draw:style-name="gr1" draw:id="shape32" draw:name="g1018" svg:y="28.40243557917pt">
            <draw:path draw:style-name="gr11" draw:id="shape33" draw:name="path552" draw:layer="" svg:width="425.39389122259pt" svg:height="283.92908128792pt" draw:transform="matrix(0.16798950399 0.00000000000 0.00000000000 0.15119047800 39.28574412097pt 28.57147137321pt)" svg:viewBox="0 0 425 284" svg:d="M425.394 141.965C382.855 189.286 326.135 283.929 212.696 283.929C113.439 283.929 42.5397 189.286 0 141.965C42.5397 94.6433 113.439 0 212.696 0C326.135 0 382.855 94.6433 425.394 141.965Z" koffice:nodeTypes="ccccc"/>
            <draw:path draw:style-name="gr12" draw:id="shape34" draw:name="path555" draw:layer="" svg:width="256.00097276265pt" svg:height="283.92920311381pt" draw:transform="matrix(0.16798950399 0.00000000000 0.00000000000 0.15119047800 39.28572396224pt 28.57143105575pt)" svg:viewBox="0 0 256 284" svg:d="M197.374 49.3828C208.664 63.5428 199.238 69.2513 211.187 70.1809C223.79 71.213 216.647 85.143 227.247 85.627C234.659 85.9876 226.507 119.003 233.643 129.897C240.909 141.255 246.997 133.225 247.124 141.431C247.25 149.917 227.344 149.06 226.996 175.203C226.412 190.268 210.196 191.232 209.423 200.925C208.461 210.043 241.367 215.161 240.928 223.324C240.477 231.461 205.398 230.187 203.87 239.467C203.086 247.802 252.063 254.634 256.001 278.742C248.693 281.407 227.901 283.916 212.184 283.929C113.17 284.017 42.4373 189.286 0 141.965C42.4373 94.6433 113.165 0 212.184 0C212.184 0 182.792 29.9481 197.374 49.3828Z" koffice:nodeTypes="cccccccccccccc"/>
            <draw:g draw:style-name="gr1" draw:id="shape35" draw:name="g569" svg:y="13.97853860059pt">
              <draw:rect draw:style-name="gr13" draw:id="shape36" draw:name="rect557" draw:layer="" svg:width="14.17322960000pt" svg:height="42.51967200000pt" draw:transform="matrix(0.12217425345 0.00000000000 0.00000000000 0.13439145201 52.61908430894pt 42.38097987796pt)"/>
              <draw:rect draw:style-name="gr13" draw:id="shape37" draw:name="rect558" draw:layer="" svg:width="14.17322960000pt" svg:height="42.51967760000pt" draw:transform="matrix(0.12217425345 0.00000000000 0.00000000000 0.13439145201 52.61908430894pt 51.90478795363pt)"/>
              <draw:rect draw:style-name="gr13" draw:id="shape38" draw:name="rect559" draw:layer="" svg:width="14.17322960000pt" svg:height="42.51967200000pt" draw:transform="matrix(0.12217425345 0.00000000000 0.00000000000 0.13439145201 56.08229238599pt 42.38098643626pt)"/>
              <draw:rect draw:style-name="gr13" draw:id="shape39" draw:name="rect560" draw:layer="" svg:width="14.17322960000pt" svg:height="42.51967760000pt" draw:transform="matrix(0.12217425345 0.00000000000 0.00000000000 0.13439145201 56.08229238599pt 51.90479451193pt)"/>
              <draw:rect draw:style-name="gr13" draw:id="shape40" draw:name="rect561" draw:layer="" svg:width="14.17322960000pt" svg:height="42.51967200000pt" draw:transform="matrix(0.12217425345 0.00000000000 0.00000000000 0.13439145201 59.54549850825pt 42.38097417976pt)"/>
              <draw:rect draw:style-name="gr13" draw:id="shape41" draw:name="rect562" draw:layer="" svg:width="14.17322960000pt" svg:height="42.51967760000pt" draw:transform="matrix(0.12217425345 0.00000000000 0.00000000000 0.13439145201 59.54549850825pt 51.90478225543pt)"/>
              <draw:rect draw:style-name="gr13" draw:id="shape42" draw:name="rect563" draw:layer="" svg:width="14.17322960000pt" svg:height="42.51967200000pt" draw:transform="matrix(0.12217425345 0.00000000000 0.00000000000 0.13439145201 63.00870463050pt 42.38098073806pt)"/>
              <draw:rect draw:style-name="gr13" draw:id="shape43" draw:name="rect564" draw:layer="" svg:width="14.17322960000pt" svg:height="42.51967760000pt" draw:transform="matrix(0.12217425345 0.00000000000 0.00000000000 0.13439145201 63.00870463050pt 51.90478881374pt)"/>
              <draw:rect draw:style-name="gr13" draw:id="shape44" draw:name="rect565" draw:layer="" svg:width="14.17322960000pt" svg:height="42.51967200000pt" draw:transform="matrix(0.12217425345 0.00000000000 0.00000000000 0.13439145201 66.47191173015pt 42.38097417976pt)"/>
              <draw:rect draw:style-name="gr13" draw:id="shape45" draw:name="rect566" draw:layer="" svg:width="14.17322960000pt" svg:height="42.51967760000pt" draw:transform="matrix(0.12217425345 0.00000000000 0.00000000000 0.13439145201 66.47191173015pt 51.90478225543pt)"/>
              <draw:rect draw:style-name="gr13" draw:id="shape46" draw:name="rect567" draw:layer="" svg:width="14.17322960000pt" svg:height="42.51967200000pt" draw:transform="matrix(0.12217425345 0.00000000000 0.00000000000 0.13439145201 69.93511980720pt 42.38098073806pt)"/>
              <draw:rect draw:style-name="gr13" draw:id="shape47" draw:name="rect568" draw:layer="" svg:width="14.17322960000pt" svg:height="42.51967760000pt" draw:transform="matrix(0.12217425345 0.00000000000 0.00000000000 0.13439145201 69.93511980720pt 51.90478881374pt)"/>
            </draw:g>
            <draw:g draw:style-name="gr1" draw:id="shape48" draw:name="g586" svg:y="13.97853860059pt">
              <draw:rect draw:style-name="gr12" draw:id="shape49" draw:name="rect587" draw:layer="" svg:width="14.17322960000pt" svg:height="42.51967200000pt" draw:transform="matrix(0.12217425345 0.00000000000 0.00000000000 0.13439145201 78.80956890812pt 42.38097987796pt)"/>
              <draw:rect draw:style-name="gr12" draw:id="shape50" draw:name="rect588" draw:layer="" svg:width="14.17322960000pt" svg:height="42.51967760000pt" draw:transform="matrix(0.12217425345 0.00000000000 0.00000000000 0.13439145201 78.80956890812pt 51.90478795363pt)"/>
              <draw:rect draw:style-name="gr12" draw:id="shape51" draw:name="rect589" draw:layer="" svg:width="14.17322960000pt" svg:height="42.51967200000pt" draw:transform="matrix(0.12217425345 0.00000000000 0.00000000000 0.13439145201 82.27277698516pt 42.38098643626pt)"/>
              <draw:rect draw:style-name="gr12" draw:id="shape52" draw:name="rect590" draw:layer="" svg:width="14.17322960000pt" svg:height="42.51967760000pt" draw:transform="matrix(0.12217425345 0.00000000000 0.00000000000 0.13439145201 82.27277698516pt 51.90479451193pt)"/>
              <draw:rect draw:style-name="gr12" draw:id="shape53" draw:name="rect591" draw:layer="" svg:width="14.17322960000pt" svg:height="42.51967200000pt" draw:transform="matrix(0.12217425345 0.00000000000 0.00000000000 0.13439145201 85.73598310742pt 42.38097417976pt)"/>
              <draw:rect draw:style-name="gr12" draw:id="shape54" draw:name="rect592" draw:layer="" svg:width="14.17322960000pt" svg:height="42.51967760000pt" draw:transform="matrix(0.12217425345 0.00000000000 0.00000000000 0.13439145201 85.73598310742pt 51.90478225543pt)"/>
              <draw:rect draw:style-name="gr12" draw:id="shape55" draw:name="rect593" draw:layer="" svg:width="14.17322960000pt" svg:height="42.51967200000pt" draw:transform="matrix(0.12217425345 0.00000000000 0.00000000000 0.13439145201 89.19918922968pt 42.38098073806pt)"/>
              <draw:rect draw:style-name="gr12" draw:id="shape56" draw:name="rect594" draw:layer="" svg:width="14.17322960000pt" svg:height="42.51967760000pt" draw:transform="matrix(0.12217425345 0.00000000000 0.00000000000 0.13439145201 89.19918922968pt 51.90478881374pt)"/>
              <draw:rect draw:style-name="gr12" draw:id="shape57" draw:name="rect595" draw:layer="" svg:width="14.17322960000pt" svg:height="42.51967200000pt" draw:transform="matrix(0.12217425345 0.00000000000 0.00000000000 0.13439145201 92.66239632933pt 42.38097417976pt)"/>
              <draw:rect draw:style-name="gr12" draw:id="shape58" draw:name="rect596" draw:layer="" svg:width="14.17322960000pt" svg:height="42.51967760000pt" draw:transform="matrix(0.12217425345 0.00000000000 0.00000000000 0.13439145201 92.66239632933pt 51.90478225543pt)"/>
              <draw:rect draw:style-name="gr12" draw:id="shape59" draw:name="rect597" draw:layer="" svg:width="14.17322960000pt" svg:height="42.51967200000pt" draw:transform="matrix(0.12217425345 0.00000000000 0.00000000000 0.13439145201 96.12560440637pt 42.38098073806pt)"/>
              <draw:rect draw:style-name="gr12" draw:id="shape60" draw:name="rect598" draw:layer="" svg:width="14.17322960000pt" svg:height="42.51967760000pt" draw:transform="matrix(0.12217425345 0.00000000000 0.00000000000 0.13439145201 96.12560440637pt 51.90478881374pt)"/>
            </draw:g>
          </draw:g>
          <draw:g draw:style-name="gr1" draw:id="shape61" draw:name="g957" svg:y="32.23970950197pt">
            <draw:path draw:style-name="gr9" draw:id="shape62" draw:name="path924" draw:layer="" svg:width="59.40468404267pt" svg:height="72.72887061908pt" draw:transform="matrix(0.22202542186 0.00000000000 0.00000000000 0.19225957877 58.11868110559pt 32.37565755387pt)" svg:viewBox="0 0 59 73" svg:d="M23.8934 0C19.4587 9.93494 31.6578 -3.30391 50.7814 13.3277C54.3253 16.4176 59.4047 28.6262 59.4047 34.285C55.333 33.2817 48.1227 28.6262 48.1227 28.6262C48.1227 28.6262 56.5844 38.4439 56.5844 49.7615C53.5945 47.5969 52.0988 47.9215 51.1054 45.2623C51.1054 48.9266 53.7641 51.2611 53.7641 56.92C51.6061 54.9255 49.7792 53.5959 47.9531 52.4286C50.7734 58.0872 42.8132 69.0646 46.7973 72.7289C39.8305 71.5615 32.7021 66.4053 29.8818 60.7466C28.3869 61.9139 28.2245 63.7461 28.1664 65.6996C28.3861 65.9107 17.5618 56.3922 18.5561 52.7357C17.1041 55.0956 16.8995 56.3922 16.5684 59.0514C12.5915 54.5086 8.94728 49.9657 7.62111 44.0932C5.85394 46.7523 5.74329 46.7523 3.97613 49.4117C2.65075 40.1042 2.65075 40.4367 5.3015 32.459C3.42369 33.8994 1.87702 35.3397 0 37.1126C1.77831 23.6337 10.8482 7.82792 23.8934 0Z" koffice:nodeTypes="cccccccccccccccccc"/>
            <draw:path draw:style-name="gr10" draw:id="shape63" draw:name="path933" draw:layer="" svg:width="62.55322864516pt" svg:height="7.24513277023pt" draw:transform="matrix(-0.01474779017 0.08401133550 -0.13709402169 -0.00715170399 62.88770765247pt 36.54433603299pt)" svg:viewBox="0 0 63 7" svg:d="M62.5532 6.65547C46.8316 7.15993 40.7325 5.38772 30.6076 5.70466C12.7983 6.24428 0 9.06155 0 5.3878C0 1.71396 6.43331 0 24.2523 0C42.0705 0 46.4965 1.08009 62.5532 6.65547Z" koffice:nodeTypes="ccccc"/>
            <draw:path draw:style-name="gr10" draw:id="shape64" draw:name="path934" draw:layer="" svg:width="62.55322864516pt" svg:height="7.24513277023pt" draw:transform="matrix(0.00280705216 0.07177225696 -0.11949730963 0.02034921730 64.43492244184pt 39.52873332866pt)" svg:viewBox="0 0 63 7" svg:d="M62.5532 6.65547C46.8316 7.15993 40.7325 5.38772 30.6076 5.70466C12.7983 6.24428 0 9.06155 0 5.3878C0 1.71396 6.43331 0 24.2523 0C42.0705 0 46.4965 1.08009 62.5532 6.65547Z" koffice:nodeTypes="ccccc"/>
            <draw:path draw:style-name="gr10" draw:id="shape65" draw:name="path935" draw:layer="" svg:width="62.55322864516pt" svg:height="7.24513277023pt" draw:transform="matrix(0.03358292713 0.06009214853 0.10685682104 -0.04174237436 65.24777217192pt 42.66017532822pt)" svg:viewBox="0 0 63 7" svg:d="M62.5532 6.65547C46.8316 7.15993 40.7325 5.38772 30.6076 5.70466C12.7983 6.24428 0 9.06155 0 5.3878C0 1.71396 6.43331 0 24.2523 0C42.0705 0 46.4965 1.08009 62.5532 6.65547Z" koffice:nodeTypes="ccccc"/>
            <draw:path draw:style-name="gr10" draw:id="shape66" draw:name="path936" draw:layer="" svg:width="62.55322864516pt" svg:height="7.24513277023pt" draw:transform="matrix(0.07877514124 0.03630509596 0.07256840484 -0.11410104273 64.16423721684pt 36.02525180774pt)" svg:viewBox="0 0 63 7" svg:d="M62.5532 6.65547C46.8316 7.15993 40.7325 5.38772 30.6076 5.70466C12.7983 6.24428 0 9.06155 0 5.3878C0 1.71396 6.43331 0 24.2523 0C42.0705 0 46.4965 1.08009 62.5532 6.65547Z" koffice:nodeTypes="ccccc"/>
            <draw:path draw:style-name="gr10" draw:id="shape67" draw:name="path937" draw:layer="" svg:width="62.55322864516pt" svg:height="7.24513277023pt" draw:transform="matrix(0.05847097704 0.04337792768 0.08550604633 -0.08422358288 65.77585785049pt 38.97679284334pt)" svg:viewBox="0 0 63 7" svg:d="M62.5532 6.65547C46.8316 7.15993 40.7325 5.38772 30.6076 5.70466C12.7983 6.24428 0 9.06155 0 5.3878C0 1.71396 6.43331 0 24.2523 0C42.0705 0 46.4965 1.08009 62.5532 6.65547Z" koffice:nodeTypes="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3:01</dc:date>
    <meta:creation-date>2011-05-22T06:10:44</meta:creation-date>
    <dc:creator>Yue Liu</dc:creator>
  </office:meta>
</office:document-meta>
</file>